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2c16" officeooo:paragraph-rsid="00182c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la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08:24:12.690731484</meta:creation-date>
    <dc:date>2022-12-12T08:24:34.643436613</dc:date>
    <meta:editing-duration>PT22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7.3.5.2$Linux_X86_64 LibreOffice_project/30$Build-2</meta:generator>
  </office:meta>
</office:document-meta>
</file>